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0a94f5" officeooo:paragraph-rsid="000a94f5"/>
    </style:style>
    <style:style style:name="P2" style:family="paragraph" style:parent-style-name="Standard">
      <style:text-properties officeooo:rsid="000beeae" officeooo:paragraph-rsid="000beeae"/>
    </style:style>
    <style:style style:name="P3" style:family="paragraph" style:parent-style-name="Standard">
      <style:text-properties officeooo:rsid="000beeae" officeooo:paragraph-rsid="000e1911"/>
    </style:style>
    <style:style style:name="P4" style:family="paragraph" style:parent-style-name="Standard">
      <style:text-properties officeooo:paragraph-rsid="00103763"/>
    </style:style>
    <style:style style:name="P5" style:family="paragraph" style:parent-style-name="Standard">
      <style:text-properties officeooo:rsid="00103763" officeooo:paragraph-rsid="00103763"/>
    </style:style>
    <style:style style:name="P6" style:family="paragraph" style:parent-style-name="Standard">
      <style:text-properties officeooo:rsid="000a94f5" officeooo:paragraph-rsid="000a94f5"/>
    </style:style>
    <style:style style:name="T1" style:family="text">
      <style:text-properties officeooo:rsid="000d5f86"/>
    </style:style>
    <style:style style:name="T2" style:family="text">
      <style:text-properties officeooo:rsid="000e1911"/>
    </style:style>
    <style:style style:name="T3" style:family="text">
      <style:text-properties fo:color="#3f7f5f" style:font-name="Consolas" fo:font-size="12pt" fo:background-color="#e8f2fe" loext:char-shading-value="0" style:font-size-asian="12pt"/>
    </style:style>
    <style:style style:name="T4" style:family="text">
      <style:text-properties fo:color="#3f7f5f" style:font-name="Consolas" fo:font-size="12pt" officeooo:rsid="000f9a75" fo:background-color="#e8f2fe" loext:char-shading-value="0" style:font-size-asian="12pt"/>
    </style:style>
    <style:style style:name="T5" style:family="text">
      <style:text-properties fo:color="#3f7f5f" style:font-name="Consolas" fo:font-size="12pt" officeooo:rsid="00103763" fo:background-color="#e8f2fe" loext:char-shading-value="0" style:font-size-asian="12pt"/>
    </style:style>
    <style:style style:name="T6" style:family="text">
      <style:text-properties fo:color="#3f7f5f" style:font-name="Consolas" fo:font-size="12pt" officeooo:rsid="000beeae" fo:background-color="#e8f2fe" loext:char-shading-value="0" style:font-size-asian="12pt"/>
    </style:style>
    <style:style style:name="T7" style:family="text">
      <style:text-properties officeooo:rsid="00103763"/>
    </style:style>
    <style:style style:name="T8" style:family="text">
      <style:text-properties officeooo:rsid="000beeae"/>
    </style:style>
    <style:style style:name="T9" style:family="text">
      <style:text-properties officeooo:rsid="0010cd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Note</text:p>
      <text:p text:style-name="P1"/>
      <text:p text:style-name="P1">G:\proj\stm32\STMCUBEIDE\stm32SolderStation</text:p>
      <text:p text:style-name="P1"/>
      <text:p text:style-name="P2">timer:</text:p>
      <text:p text:style-name="P5">main clock 72MHz</text:p>
      <text:p text:style-name="P4"><text:span text:style-name="T8">TIM3 <text:s text:c="3"/>prescaler 71 <text:s/>ARR 1000 <text:s text:c="3"/>TIM_PWM <text:s text:c="4"/>output to PA6 <text:s/>pin <text:s/>as </text:span><text:span text:style-name="T6">buzzTone </text:span><text:span text:style-name="T4">pluses </text:span><text:span text:style-name="T5">generator</text:span></text:p>
      <text:p text:style-name="P2"/>
      <text:p text:style-name="P3">TIM<text:span text:style-name="T2">2 </text:span><text:s text:c="2"/><text:span text:style-name="T1">prescaler 7200 <text:s text:c="2"/>ARR 10 <text:s text:c="3"/>cycle <text:s text:c="3"/>1 ms <text:s text:c="6"/>main cycle and power leve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8-08T20:25:43.391000000</meta:creation-date>
    <dc:date>2024-08-13T10:51:00.301000000</dc:date>
    <meta:editing-duration>PT1H24M33S</meta:editing-duration>
    <meta:editing-cycles>9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6" meta:word-count="33" meta:character-count="250" meta:non-whitespace-character-count="194"/>
  </office:meta>
</office:document-meta>
</file>